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bd6e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paragraph-rsid="001bd6e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>
      <style:text-properties officeooo:paragraph-rsid="0019e456"/>
    </style:style>
    <style:style style:name="P13" style:family="paragraph" style:parent-style-name="Standard">
      <style:text-properties fo:font-weight="normal" officeooo:rsid="0019fa80" officeooo:paragraph-rsid="0019fa80" style:font-weight-asian="normal" style:font-weight-complex="normal"/>
    </style:style>
    <style:style style:name="P14" style:family="paragraph" style:parent-style-name="Standard">
      <style:text-properties fo:font-weight="normal" officeooo:rsid="001b9370" officeooo:paragraph-rsid="001b9370" style:font-weight-asian="normal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e456"/>
    </style:style>
    <style:style style:name="T4" style:family="text">
      <style:text-properties fo:font-weight="normal" officeooo:rsid="0019e456" style:font-weight-asian="normal" style:font-weight-complex="normal"/>
    </style:style>
    <style:style style:name="T5" style:family="text">
      <style:text-properties fo:font-weight="normal" officeooo:rsid="0019fa80" style:font-weight-asian="normal" style:font-weight-complex="normal"/>
    </style:style>
    <style:style style:name="T6" style:family="text">
      <style:text-properties officeooo:rsid="001af206"/>
    </style:style>
    <style:style style:name="T7" style:family="text">
      <style:text-properties officeooo:rsid="001b937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oT Sensor Data Pipeline</text:h>
      <text:h text:style-name="Heading_20_3" text:outline-level="3"><text:span text:style-name="Strong_20_Emphasis">1. Tres productores de Python</text:span></text:h>
      <text:p text:style-name="P1"><text:span text:style-name="T1">Productor 1 y 2 → Tema: sensores de temperatura</text:span> (mismo tema, simulando 2 sensores diferentes)</text:p>
      <text:list text:style-name="L1">
        <text:list-header>
          <text:p text:style-name="P2"/>
        </text:list-header>
        <text:list-item>
          <text:p text:style-name="P2">Generar lecturas de temperatura: ID del sensor, temperatura, marca de tiempo, ubicación</text:p>
          <text:p text:style-name="P2"/>
        </text:list-item>
        <text:list-item>
          <text:p text:style-name="P3">Tendencia oculta: El sensor 1 muestra una tendencia de calentamiento gradual (+0,5 °C por hora) durante el día; el sensor 2 es estable y sigue un ciclo de 24 h.</text:p>
          <text:p text:style-name="P3"/>
        </text:list-item>
      </text:list>
      <text:p text:style-name="Text_20_body"><text:span text:style-name="Source_20_Text"><text:span text:style-name="T1">Productor 3 → Tema: sensores de humedad</text:span></text:span></text:p>
      <text:list text:style-name="L2">
        <text:list-header>
          <text:p text:style-name="P4">• Generar lecturas de humedad: ID del sensor, humedad, fecha y hora, ubicación</text:p>
          <text:p text:style-name="P4"/>
          <text:p text:style-name="P4">• Tendencia oculta: La humedad aumenta durante la noche (18:00-06:00)</text:p>
        </text:list-header>
      </text:list>
      <text:h text:style-name="P5" text:outline-level="3"><text:span text:style-name="Strong_20_Emphasis">2. Dos conectores de Kafka a MinIO</text:span></text:h>
      <text:p text:style-name="Text_20_body"><text:span text:style-name="Strong_20_Emphasis">Conector 1: sensores de temperatura → contenedor MinIO datos de temperatura/ (formato JSON)</text:span></text:p>
      <text:p text:style-name="Text_20_body"><text:span text:style-name="Strong_20_Emphasis"><text:span text:style-name="T2">• Particionado por hora: datos de temperatura/año=2025/mes=02/día=13/hora=14/</text:span></text:span></text:p>
      <text:p text:style-name="Text_20_body"><text:span text:style-name="Strong_20_Emphasis"><text:span text:style-name="T2">• Los estudiantes aprenden a particionar por tiempo para realizar consultas de forma</text:span></text:span><text:span text:style-name="Strong_20_Emphasis"> eficiente.</text:span></text:p>
      <text:p text:style-name="Text_20_body"><text:span text:style-name="Strong_20_Emphasis">Conector 2: sensores de humedad → contenedor MinIO datos de humedad/ (formato CSV)</text:span></text:p>
      <text:p text:style-name="Text_20_body"><text:span text:style-name="Strong_20_Emphasis"><text:span text:style-name="T2">• Sin particiones: todos los datos se encuentran en una sola ubicación.</text:span></text:span></text:p>
      <text:h text:style-name="P5" text:outline-level="3"><text:span text:style-name="Strong_20_Emphasis">3. Dos cuadernos de análisis por lotes</text:span></text:h>
      <text:p text:style-name="Text_20_body"><text:span text:style-name="Strong_20_Emphasis">Cuaderno 1: Análisis de temperatura</text:span></text:p>
      <text:p text:style-name="Text_20_body"><text:span text:style-name="Strong_20_Emphasis"><text:span text:style-name="T2">• Leer JSON desde MinIO (se pueden consultar horas específicas mediante rutas de partición)</text:span></text:span></text:p>
      <text:p text:style-name="Text_20_body"><text:span text:style-name="Strong_20_Emphasis"><text:span text:style-name="T2">• Calcular: temperatura promedio, mínima y máxima por sensor</text:span></text:span></text:p>
      <text:p text:style-name="Text_20_body"><text:span text:style-name="Strong_20_Emphasis"><text:span text:style-name="T2">• Representar gráficamente la temperatura a lo largo del tiempo (descubrir la tendencia de</text:span></text:span><text:span text:style-name="Strong_20_Emphasis"> </text:span><text:span text:style-name="Strong_20_Emphasis"><text:span text:style-name="T2">calentamiento)</text:span></text:span></text:p>
      <text:p text:style-name="Text_20_body"><text:span text:style-name="Strong_20_Emphasis">Cuaderno 2: Análisis de humedad</text:span></text:p>
      <text:p text:style-name="Text_20_body"><text:span text:style-name="Strong_20_Emphasis"><text:span text:style-name="T2">• Leer CSV desde MinIO (un solo archivo/ubicación)</text:span></text:span></text:p>
      <text:p text:style-name="Text_20_body"><text:span text:style-name="Strong_20_Emphasis"><text:span text:style-name="T2">• Calcular: humedad promedio por hora del día</text:span></text:span></text:p>
      <text:p text:style-name="Text_20_body"><text:span text:style-name="Strong_20_Emphasis"><text:span text:style-name="T2">• Representar gráficamente los patrones de humedad (descubrir el ciclo día/noche)</text:span></text:span></text:p>
      <text:h text:style-name="P5" text:outline-level="3"><text:span text:style-name="Strong_20_Emphasis">4. Two Streaming Analysis Notebooks</text:span></text:h>
      <text:p text:style-name="Text_20_body"><text:span text:style-name="Strong_20_Emphasis">Notebook 1: Temperature Alerts</text:span></text:p>
      <text:list text:style-name="L3">
        <text:list-item>
          <text:p text:style-name="P6">Consume from <text:span text:style-name="Source_20_Text">temperature-sensors</text:span> </text:p>
        </text:list-item>
        <text:list-item>
          <text:p text:style-name="P6">Print alert if temperature &gt; 25°C </text:p>
        </text:list-item>
        <text:list-item>
          <text:p text:style-name="P7">Show current reading from each sensor </text:p>
        </text:list-item>
      </text:list>
      <text:p text:style-name="Text_20_body"><text:span text:style-name="Strong_20_Emphasis">Notebook 2: Humidity Monitor</text:span></text:p>
      <text:list text:style-name="L4">
        <text:list-item>
          <text:p text:style-name="P8">Consume from <text:span text:style-name="Source_20_Text">humidity-sensors</text:span> </text:p>
        </text:list-item>
        <text:list-item>
          <text:p text:style-name="P8">Calculate average humidity in last 10 readings </text:p>
        </text:list-item>
        <text:list-item>
          <text:p text:style-name="P9">Display simple real-time counter of total readings received </text:p>
        </text:list-item>
      </text:list>
      <text:p text:style-name="Text_20_body"><text:span text:style-name="Strong_20_Emphasis">Learning Points:</text:span></text:p>
      <text:list text:style-name="L5">
        <text:list-item>
          <text:p text:style-name="P10">Understand partitioning benefits (can read only specific hours of temperature data) </text:p>
        </text:list-item>
        <text:list-item>
          <text:p text:style-name="P11">Learn to navigate partition directory structure 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P12"><text:span text:style-name="Strong_20_Emphasis"><text:span text:style-name="T3">Submission:</text:span></text:span></text:p>
      <text:p text:style-name="P12"><text:span text:style-name="Strong_20_Emphasis"><text:span text:style-name="T4">Snapshots:</text:span></text:span></text:p>
      <text:p text:style-name="P12"><text:span text:style-name="Strong_20_Emphasis"><text:span text:style-name="T5">1</text:span></text:span><text:span text:style-name="Strong_20_Emphasis"><text:span text:style-name="T4">- storage temperature-data</text:span></text:span></text:p>
      <text:p text:style-name="P12"><text:span text:style-name="Strong_20_Emphasis"><text:span text:style-name="T5">2</text:span></text:span><text:span text:style-name="Strong_20_Emphasis"><text:span text:style-name="T4">- storage <text:s/>humidity-sensors</text:span></text:span></text:p>
      <text:p text:style-name="P12"><text:span text:style-name="Strong_20_Emphasis"><text:span text:style-name="T5">3</text:span></text:span><text:span text:style-name="Strong_20_Emphasis"><text:span text:style-name="T4">- plot temperature over time (warming trend)</text:span></text:span></text:p>
      <text:p text:style-name="P12"><text:span text:style-name="Strong_20_Emphasis"><text:span text:style-name="T5">4</text:span></text:span><text:span text:style-name="Strong_20_Emphasis"><text:span text:style-name="T4">- plot humidity patterns (day/nigh cycle)</text:span></text:span></text:p>
      <text:p text:style-name="P12"><text:span text:style-name="Strong_20_Emphasis"><text:span text:style-name="T5">5</text:span></text:span><text:span text:style-name="Strong_20_Emphasis"><text:span text:style-name="T4">- alert &gt; 25º</text:span></text:span></text:p>
      <text:p text:style-name="P12"><text:span text:style-name="Strong_20_Emphasis"><text:span text:style-name="T5">6</text:span></text:span><text:span text:style-name="Strong_20_Emphasis"><text:span text:style-name="T4">- average humidity in las 10 readings</text:span></text:span></text:p>
      <text:p text:style-name="P13">Code:</text:p>
      <text:p text:style-name="P13"><text:span text:style-name="T6">7</text:span>- notebook <text:span text:style-name="T7">batch</text:span></text:p>
      <text:p text:style-name="P14">8- notebook streaming</text:p>
      <text:p text:style-name="P13"><text:span text:style-name="T7">9</text:span>- producers</text:p>
      <text:p text:style-name="P13"><text:span text:style-name="T7">10</text:span>- connectors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21T11:47:26.277859834</meta:creation-date>
    <meta:generator>LibreOffice/26.2.0.3$Windows_X86_64 LibreOffice_project/620$Build-3</meta:generator>
    <dc:date>2026-02-18T17:59:52.114000800</dc:date>
    <meta:editing-duration>PT4H12M53S</meta:editing-duration>
    <meta:editing-cycles>11</meta:editing-cycles>
    <meta:document-statistic meta:table-count="0" meta:image-count="0" meta:object-count="0" meta:page-count="4" meta:paragraph-count="52" meta:word-count="368" meta:character-count="2348" meta:non-whitespace-character-count="2035"/>
  </office:meta>
</office:document-meta>
</file>